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>
      <style:paragraph-properties fo:margin-left="0.353cm" fo:margin-right="0.353cm" fo:margin-top="0.353cm" fo:margin-bottom="0.353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1.411cm" fo:margin-bottom="0.282cm" style:contextual-spacing="false" fo:text-indent="0cm" style:auto-text-indent="false"/>
    </style:style>
    <style:style style:name="T1" style:family="text">
      <style:text-properties fo:background-color="#e8f0fc" loext:char-shading-value="0" loext:padding-left="0.423cm" loext:padding-right="0cm" loext:padding-top="0cm" loext:padding-bottom="0cm" loext:border-left="4pt solid #2060b0" loext:border-right="none" loext:border-top="none" loext:border-bottom="none"/>
    </style:style>
    <style:style style:name="T2" style:family="text">
      <style:text-properties fo:color="#555555" loext:opacity="100%" fo:font-size="10pt" loext:padding-left="0cm" loext:padding-right="0cm" loext:padding-top="0.494cm" loext:padding-bottom="0cm" loext:border-left="none" loext:border-right="none" loext:border-top="0.99pt solid #aaaaaa" loext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xto Fundacional — OLLIN Dual Neural</text:h>
      <text:p text:style-name="Text_20_body"><text:span text:style-name="Emphasis">Chihuahua, Chihuahua, 17 de marzo de 2026</text:span></text:p>
      <text:p text:style-name="Text_20_body">Yo, <text:span text:style-name="Strong_20_Emphasis">Luis Ernesto Berzunza Díaz</text:span>, en pleno uso de mis facultades intelectuales y morales, declaro la fundación del sistema <text:span text:style-name="Strong_20_Emphasis">OLLIN Dual Neural</text:span> bajo los siguientes términos y con el siguiente propósito:</text:p>
      <text:h text:style-name="Heading_20_2" text:outline-level="2">Por qué existe OLLIN</text:h>
      <text:p text:style-name="Text_20_body"><text:span text:style-name="Strong_20_Emphasis">OLLIN existe porque el conocimiento humano está en peligro.</text:span> No en peligro de desaparecer — en peligro de corromperse. De fragmentarse en burbujas inconexas. De volverse herramienta de poder en lugar de patrimonio común.</text:p>
      <text:p text:style-name="Text_20_body"><text:span text:style-name="Strong_20_Emphasis">OLLIN existe para devolver al conocimiento su integridad epistemológica.</text:span> No a través de la censura — jamás a través de la censura. La censura, incluso la bien intencionada, es la herramienta más eficaz de destrucción del saber. OLLIN responde a la censura con el etiquetado. Todo entra. Todo queda. Lo que cambia es la transparencia sobre su naturaleza epistémica.</text:p>
      <text:p text:style-name="Text_20_body"><text:span text:style-name="Strong_20_Emphasis">OLLIN existe para los que no tienen acceso.</text:span> Para el estudiante sin recursos. Para el investigador sin institución. Para el ciudadano que quiere entender. La gratuidad de OLLIN para uso individual, académico y civil no es generosidad — es principio.</text:p>
      <text:p text:style-name="Text_20_body"><text:span text:style-name="Strong_20_Emphasis">OLLIN existe porque la cosmología náhuatl tenía razón.</text:span> El movimiento — Ollin — es el principio de todo. La dualidad en movimiento, el camino de ida y el camino de vuelta recorridos simultáneamente.</text:p>
      <text:h text:style-name="Heading_20_2" text:outline-level="2">Lo que es OLLIN</text:h>
      <text:p text:style-name="Text_20_body"><text:span text:style-name="Strong_20_Emphasis">OLLIN es una obra viva.</text:span> No un producto. No una plataforma. No una aplicación. Una estructura que crece, que recuerda, que se corrige sin borrar, que agrega sin saturarse, que divulga sin simplificar.</text:p>
      <text:p text:style-name="Text_20_body">Sus herramientas son modestas y están a disposición de quien las necesite: Claude Sonnet 4.6 de Anthropic y DeepSeek como espejo tecnológico. Una base de datos SQLite que cabe en cualquier dispositivo. Código Python que cualquier persona con conocimientos básicos puede ejecutar.</text:p>
      <text:p text:style-name="Text_20_body">La ambición es desmesurada. Los medios, deliberadamente accesibles.</text:p>
      <text:p text:style-name="P2"><text:span text:style-name="Strong_20_Emphasis"><text:span text:style-name="T1">Que quede registro:</text:span></text:span><text:span text:style-name="T1"> OLLIN comenzó desde un Google Pixel 7 Pro usado y una </text:span><text:soft-page-break/><text:span text:style-name="T1">ThinkPad X1 Carbon usada. Los recursos no son el límite del pensamiento. El límite del pensamiento es la claridad de la idea y la honestidad del propósito. Ambas las tenemos.</text:span></text:p>
      <text:p text:style-name="P3"><text:span text:style-name="Strong_20_Emphasis"><text:span text:style-name="T2">Luis Ernesto Berzunza Díaz</text:span></text:span><text:span text:style-name="T2"><text:line-break/>Arquitecto y Titular único de OLLIN<text:line-break/>Chihuahua, Chihuahua · 17 de marzo de 2026 · OLLIN Dual Neural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2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.381cm" fo:margin-right="2.381cm" fo:margin-top="2.117cm" fo:margin-bottom="2.117cm" style:contextual-spacing="false" fo:line-height="170%"/>
      <style:text-properties fo:color="#111111" loext:opacity="100%" style:font-name="Arial" fo:font-family="Arial, sans-serif" fo:font-size="12pt" style:font-name-asian="Arial" style:font-family-asian="Arial, sans-serif" style:font-size-asian="12pt" style:font-name-complex="Arial" style:font-family-complex="Arial, sans-serif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82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635cm" style:contextual-spacing="false" fo:padding-left="0cm" fo:padding-right="0cm" fo:padding-top="0cm" fo:padding-bottom="0.212cm" fo:border-left="none" fo:border-right="none" fo:border-top="none" fo:border-bottom="2.01pt solid #002060"/>
      <style:text-properties fo:color="#002060" loext:opacity="100%"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706cm" fo:margin-bottom="0.282cm" style:contextual-spacing="false"/>
      <style:text-properties fo:color="#1a4070" loext:opacity="100%"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1" style:font-family-complex="'Noto Sans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494cm" fo:margin-bottom="0.212cm" style:contextual-spacing="false"/>
      <style:text-properties fo:color="#1a4070" loext:opacity="100%"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2060" loext:opacity="100%" fo:font-size="11pt" fo:font-weight="bold" style:font-size-asian="11pt" style:font-weight-asian="bold" style:font-size-complex="11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2T18:04:02.695304313</dc:date>
    <meta:editing-duration>PT15M7S</meta:editing-duration>
    <meta:editing-cycles>1</meta:editing-cycles>
    <meta:document-statistic meta:table-count="0" meta:image-count="0" meta:object-count="0" meta:page-count="2" meta:paragraph-count="14" meta:word-count="361" meta:character-count="2257" meta:non-whitespace-character-count="1903"/>
    <meta:generator>LibreOffice/24.2.7.2$Linux_X86_64 LibreOffice_project/420$Build-2</meta:generator>
    <meta:user-defined meta:name=""/>
  </office:meta>
</office:document-meta>
</file>